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a8843" officeooo:paragraph-rsid="001a8843"/>
    </style:style>
    <style:style style:name="P2" style:family="paragraph" style:parent-style-name="Standard">
      <style:text-properties fo:language="en" fo:country="US" officeooo:rsid="001b1691" officeooo:paragraph-rsid="001b1691"/>
    </style:style>
    <style:style style:name="P3" style:family="paragraph" style:parent-style-name="Standard">
      <style:text-properties fo:language="en" fo:country="US" officeooo:rsid="001b1691" officeooo:paragraph-rsid="001fb1cb"/>
    </style:style>
    <style:style style:name="P4" style:family="paragraph" style:parent-style-name="Standard">
      <style:text-properties fo:language="en" fo:country="US" officeooo:rsid="001c5250" officeooo:paragraph-rsid="001c5250"/>
    </style:style>
    <style:style style:name="P5" style:family="paragraph" style:parent-style-name="Standard">
      <style:text-properties fo:language="en" fo:country="US" officeooo:rsid="001ed17e" officeooo:paragraph-rsid="001ed17e"/>
    </style:style>
    <style:style style:name="P6" style:family="paragraph" style:parent-style-name="Standard">
      <style:text-properties fo:language="en" fo:country="US" officeooo:rsid="001fb1cb" officeooo:paragraph-rsid="001fb1cb"/>
    </style:style>
    <style:style style:name="P7" style:family="paragraph" style:parent-style-name="Standard">
      <style:text-properties fo:language="en" fo:country="US" officeooo:rsid="0020fa6b" officeooo:paragraph-rsid="0020fa6b"/>
    </style:style>
    <style:style style:name="P8" style:family="paragraph" style:parent-style-name="Standard">
      <style:text-properties fo:language="en" fo:country="US" officeooo:rsid="0022f48a" officeooo:paragraph-rsid="0022f48a"/>
    </style:style>
    <style:style style:name="P9" style:family="paragraph" style:parent-style-name="Standard">
      <style:text-properties fo:language="en" fo:country="US" officeooo:rsid="002487b4" officeooo:paragraph-rsid="002487b4"/>
    </style:style>
    <style:style style:name="P10" style:family="paragraph" style:parent-style-name="Standard">
      <style:text-properties fo:language="en" fo:country="US" officeooo:rsid="00258293" officeooo:paragraph-rsid="00258293"/>
    </style:style>
    <style:style style:name="P11" style:family="paragraph" style:parent-style-name="Standard">
      <style:text-properties fo:language="en" fo:country="US" officeooo:rsid="0027a931" officeooo:paragraph-rsid="0027a931"/>
    </style:style>
    <style:style style:name="P12" style:family="paragraph" style:parent-style-name="Standard">
      <style:text-properties fo:language="en" fo:country="US" officeooo:rsid="0027de97" officeooo:paragraph-rsid="0027de97"/>
    </style:style>
    <style:style style:name="P13" style:family="paragraph" style:parent-style-name="Standard">
      <style:text-properties fo:language="en" fo:country="US" officeooo:rsid="0029731b" officeooo:paragraph-rsid="0029731b"/>
    </style:style>
    <style:style style:name="P14" style:family="paragraph" style:parent-style-name="Standard">
      <style:text-properties fo:language="en" fo:country="US" officeooo:rsid="002a7a05" officeooo:paragraph-rsid="002a7a05"/>
    </style:style>
    <style:style style:name="P15" style:family="paragraph" style:parent-style-name="Standard">
      <style:text-properties fo:language="en" fo:country="US" officeooo:rsid="002ba806" officeooo:paragraph-rsid="002ba806"/>
    </style:style>
    <style:style style:name="P16" style:family="paragraph" style:parent-style-name="Standard">
      <style:text-properties fo:language="en" fo:country="US" officeooo:rsid="002c1b22" officeooo:paragraph-rsid="002c1b22"/>
    </style:style>
    <style:style style:name="P17" style:family="paragraph" style:parent-style-name="Standard">
      <style:text-properties fo:language="en" fo:country="US" officeooo:rsid="002c1b22" officeooo:paragraph-rsid="003886a4"/>
    </style:style>
    <style:style style:name="P18" style:family="paragraph" style:parent-style-name="Standard">
      <style:text-properties fo:language="en" fo:country="US" officeooo:rsid="002e0112" officeooo:paragraph-rsid="002e0112"/>
    </style:style>
    <style:style style:name="P19" style:family="paragraph" style:parent-style-name="Standard">
      <style:text-properties fo:language="en" fo:country="US" officeooo:rsid="002ebbdc" officeooo:paragraph-rsid="002ebbdc"/>
    </style:style>
    <style:style style:name="P20" style:family="paragraph" style:parent-style-name="Standard">
      <style:text-properties fo:language="en" fo:country="US" officeooo:rsid="003033b7" officeooo:paragraph-rsid="003033b7"/>
    </style:style>
    <style:style style:name="P21" style:family="paragraph" style:parent-style-name="Standard">
      <style:text-properties fo:language="en" fo:country="US" fo:font-weight="bold" officeooo:rsid="0031918c" officeooo:paragraph-rsid="0031918c" style:font-weight-asian="bold" style:font-weight-complex="bold"/>
    </style:style>
    <style:style style:name="P22" style:family="paragraph" style:parent-style-name="Standard">
      <style:text-properties fo:language="en" fo:country="US" style:text-underline-style="solid" style:text-underline-width="auto" style:text-underline-color="font-color" officeooo:rsid="0020fa6b" officeooo:paragraph-rsid="0020fa6b"/>
    </style:style>
    <style:style style:name="P23" style:family="paragraph" style:parent-style-name="Standard">
      <style:text-properties fo:language="uk" fo:country="UA" officeooo:rsid="001a8843" officeooo:paragraph-rsid="001a8843"/>
    </style:style>
    <style:style style:name="P24" style:family="paragraph" style:parent-style-name="Standard">
      <style:text-properties fo:language="uk" fo:country="UA" officeooo:rsid="001ed17e" officeooo:paragraph-rsid="001ed17e"/>
    </style:style>
    <style:style style:name="P25" style:family="paragraph" style:parent-style-name="Standard">
      <style:text-properties fo:language="uk" fo:country="UA" officeooo:rsid="001fb1cb" officeooo:paragraph-rsid="001fb1cb"/>
    </style:style>
    <style:style style:name="P26" style:family="paragraph" style:parent-style-name="Standard">
      <style:text-properties fo:language="uk" fo:country="UA" officeooo:rsid="00258293" officeooo:paragraph-rsid="00258293"/>
    </style:style>
    <style:style style:name="P27" style:family="paragraph" style:parent-style-name="Standard">
      <style:text-properties fo:language="uk" fo:country="UA" officeooo:rsid="0027de97" officeooo:paragraph-rsid="0027de97"/>
    </style:style>
    <style:style style:name="P28" style:family="paragraph" style:parent-style-name="Standard">
      <style:text-properties fo:language="uk" fo:country="UA" officeooo:rsid="0029731b" officeooo:paragraph-rsid="0029731b"/>
    </style:style>
    <style:style style:name="P29" style:family="paragraph" style:parent-style-name="Standard">
      <style:text-properties fo:language="uk" fo:country="UA" officeooo:rsid="003033b7" officeooo:paragraph-rsid="003033b7"/>
    </style:style>
    <style:style style:name="P30" style:family="paragraph" style:parent-style-name="Standard">
      <style:text-properties fo:language="uk" fo:country="UA" style:text-underline-style="solid" style:text-underline-width="auto" style:text-underline-color="font-color" officeooo:rsid="001a8843" officeooo:paragraph-rsid="001a8843"/>
    </style:style>
    <style:style style:name="P31" style:family="paragraph" style:parent-style-name="Standard">
      <style:text-properties fo:language="uk" fo:country="UA" style:text-underline-style="solid" style:text-underline-width="auto" style:text-underline-color="font-color" officeooo:rsid="001ed17e" officeooo:paragraph-rsid="001ed17e"/>
    </style:style>
    <style:style style:name="P32" style:family="paragraph" style:parent-style-name="Standard">
      <style:text-properties fo:language="uk" fo:country="UA" style:text-underline-style="solid" style:text-underline-width="auto" style:text-underline-color="font-color" officeooo:rsid="002487b4" officeooo:paragraph-rsid="002487b4"/>
    </style:style>
    <style:style style:name="P33" style:family="paragraph" style:parent-style-name="Standard">
      <style:text-properties fo:language="uk" fo:country="UA" style:text-underline-style="solid" style:text-underline-width="auto" style:text-underline-color="font-color" officeooo:rsid="00258293" officeooo:paragraph-rsid="00258293"/>
    </style:style>
    <style:style style:name="P34" style:family="paragraph" style:parent-style-name="Standard">
      <style:text-properties fo:language="uk" fo:country="UA" style:text-underline-style="solid" style:text-underline-width="auto" style:text-underline-color="font-color" officeooo:rsid="002e0112" officeooo:paragraph-rsid="002e0112"/>
    </style:style>
    <style:style style:name="P35" style:family="paragraph" style:parent-style-name="Standard">
      <style:text-properties fo:language="uk" fo:country="UA" style:text-underline-style="solid" style:text-underline-width="auto" style:text-underline-color="font-color" officeooo:rsid="001b1691" officeooo:paragraph-rsid="001b1691"/>
    </style:style>
    <style:style style:name="P36" style:family="paragraph" style:parent-style-name="Standard">
      <style:text-properties fo:language="uk" fo:country="UA" style:text-underline-style="solid" style:text-underline-width="auto" style:text-underline-color="font-color" officeooo:rsid="0020fa6b" officeooo:paragraph-rsid="0020fa6b"/>
    </style:style>
    <style:style style:name="P37" style:family="paragraph" style:parent-style-name="Standard">
      <style:text-properties officeooo:paragraph-rsid="0038c61d"/>
    </style:style>
    <style:style style:name="P38" style:family="paragraph" style:parent-style-name="Standard">
      <style:text-properties fo:color="#3f8000" fo:language="uk" fo:country="UA" fo:font-style="italic" officeooo:rsid="0027de97" officeooo:paragraph-rsid="0027de97" style:font-style-asian="italic" style:font-style-complex="italic"/>
    </style:style>
    <style:style style:name="P39" style:family="paragraph" style:parent-style-name="Standard">
      <style:text-properties fo:color="#3f8000" fo:language="en" fo:country="US" fo:font-style="italic" officeooo:rsid="001a8843" officeooo:paragraph-rsid="001a8843" style:font-style-asian="italic" style:font-style-complex="italic"/>
    </style:style>
    <style:style style:name="P40" style:family="paragraph" style:parent-style-name="Heading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3536"/>
    </style:style>
    <style:style style:name="T3" style:family="text">
      <style:text-properties fo:language="en" fo:country="US" officeooo:rsid="0032dd47"/>
    </style:style>
    <style:style style:name="T4" style:family="text">
      <style:text-properties fo:language="en" fo:country="US" officeooo:rsid="002e0112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uk" fo:country="UA"/>
    </style:style>
    <style:style style:name="T7" style:family="text">
      <style:text-properties fo:language="uk" fo:country="UA" officeooo:rsid="001c5250"/>
    </style:style>
    <style:style style:name="T8" style:family="text">
      <style:text-properties fo:language="uk" fo:country="UA" fo:font-style="italic" style:font-style-asian="italic" style:font-style-complex="italic"/>
    </style:style>
    <style:style style:name="T9" style:family="text">
      <style:text-properties fo:language="uk" fo:country="UA" officeooo:rsid="003ef579"/>
    </style:style>
    <style:style style:name="T10" style:family="text">
      <style:text-properties officeooo:rsid="001e3536"/>
    </style:style>
    <style:style style:name="T11" style:family="text">
      <style:text-properties officeooo:rsid="001fb1cb"/>
    </style:style>
    <style:style style:name="T12" style:family="text">
      <style:text-properties officeooo:rsid="003757ab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666666" fo:language="en" fo:country="US"/>
    </style:style>
    <style:style style:name="T15" style:family="text">
      <style:text-properties fo:color="#666666" fo:language="en" fo:country="US" fo:font-style="italic" style:font-style-asian="italic" style:font-style-complex="italic"/>
    </style:style>
    <style:style style:name="T16" style:family="text">
      <style:text-properties fo:color="#666666" fo:font-style="italic" style:font-style-asian="italic" style:font-style-complex="italic"/>
    </style:style>
    <style:style style:name="T17" style:family="text">
      <style:text-properties fo:color="#666666" fo:font-style="normal" style:font-style-asian="normal" style:font-style-complex="normal"/>
    </style:style>
    <style:style style:name="T18" style:family="text">
      <style:text-properties fo:color="#1c1c1c" fo:language="en" fo:country="US" fo:font-style="italic" style:font-style-asian="italic" style:font-style-complex="italic"/>
    </style:style>
    <style:style style:name="T19" style:family="text">
      <style:text-properties fo:color="#7fff00"/>
    </style:style>
    <style:style style:name="T20" style:family="text">
      <style:text-properties fo:color="#3f8000"/>
    </style:style>
    <style:style style:name="T21" style:family="text">
      <style:text-properties fo:color="#3f8000" fo:font-style="italic" style:font-style-asian="italic" style:font-style-complex="italic"/>
    </style:style>
    <style:style style:name="T22" style:family="text">
      <style:text-properties fo:color="#3f8000" fo:language="uk" fo:country="UA"/>
    </style:style>
    <style:style style:name="T23" style:family="text">
      <style:text-properties fo:color="#3f8000" fo:language="uk" fo:country="UA"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3">Processing</text:span> cheat sheet</text:h>
      <text:p text:style-name="P1"/>
      <text:p text:style-name="P21"><text:a xlink:type="simple" xlink:href="https://processing.org/reference" text:style-name="Internet_20_link" text:visited-style-name="Visited_20_Internet_20_Link">https://processing.org/reference</text:a></text:p>
      <text:p text:style-name="P39">// <text:span text:style-name="T9">коментар, не виконується</text:span></text:p>
      <text:p text:style-name="Heading">Арифметичні операції</text:p>
      <text:p text:style-name="P3">+, -, *, /, % <text:span text:style-name="T11">– </text:span><text:span text:style-name="T7">додавання, віднімання, множення, ділення, остача</text:span></text:p>
      <text:p text:style-name="P35">Приклад:</text:p>
      <text:p text:style-name="P2">println(2 + 3); <text:span text:style-name="T21">// 5</text:span></text:p>
      <text:p text:style-name="P2">println(10 - 2); <text:span text:style-name="T21">// 8</text:span></text:p>
      <text:p text:style-name="P2">println(3 * 4); <text:span text:style-name="T21">// 12</text:span></text:p>
      <text:p text:style-name="P2">println(28 / 2); <text:span text:style-name="T21">// 14</text:span></text:p>
      <text:p text:style-name="P4">println(28 % 2); <text:span text:style-name="T21">// 0</text:span></text:p>
      <text:p text:style-name="P4">println(29 % 2); <text:span text:style-name="T21">// 1</text:span></text:p>
      <text:p text:style-name="P4">println(2 + 3 * 4);<text:span text:style-name="T21"> // 14</text:span></text:p>
      <text:p text:style-name="P23"><text:span text:style-name="T1"/></text:p>
      <text:p text:style-name="Heading">Оголошення <text:span text:style-name="T10">змінних </text:span>/ <text:span text:style-name="T2">variable </text:span><text:span text:style-name="T1">declaration</text:span></text:p>
      <text:p text:style-name="P23"><text:span text:style-name="T15">type name</text:span><text:span text:style-name="T1">;</text:span></text:p>
      <text:p text:style-name="P23"><text:span text:style-name="T15">type name</text:span><text:span text:style-name="T1"> = </text:span><text:span text:style-name="T15">value</text:span><text:span text:style-name="T1">;</text:span></text:p>
      <text:p text:style-name="P30">Приклад:</text:p>
      <text:p text:style-name="P23"><text:span text:style-name="T1">int i;</text:span></text:p>
      <text:p text:style-name="P23"><text:span text:style-name="T1">float f = 0;</text:span></text:p>
      <text:p text:style-name="P23"><text:span text:style-name="T1"/></text:p>
      <text:p text:style-name="Heading">Присвоєння змінних / <text:span text:style-name="T1">variable assignment</text:span></text:p>
      <text:p text:style-name="P24"><text:span text:style-name="T15">variable</text:span><text:span text:style-name="T1"> = </text:span><text:span text:style-name="T15">expression</text:span><text:span text:style-name="T1">;</text:span></text:p>
      <text:p text:style-name="P31">Приклад:</text:p>
      <text:p text:style-name="P5">i = 0; <text:span text:style-name="T21">// i == 0</text:span></text:p>
      <text:p text:style-name="P5">i = i + 1; <text:span text:style-name="T21">// i == 1</text:span></text:p>
      <text:p text:style-name="P5">i = (i + 1) * (i + 2);<text:span text:style-name="T21"> // i == (1 + 1) * (1 + 2) == 2 * 3 == 6</text:span></text:p>
      <text:p text:style-name="P5">i += 1; <text:span text:style-name="T21">// </text:span><text:span text:style-name="T23">те ж що i</text:span><text:span text:style-name="T21"> = i + 1, i == 7</text:span></text:p>
      <text:p text:style-name="P5"/>
      <text:p text:style-name="Heading">Логічні вирази</text:p>
      <text:p text:style-name="P6">==, &lt;, &lt;=, &gt;, &gt;= – <text:span text:style-name="T6">рівно, менше, менше рівно, більше, більше рівно</text:span></text:p>
      <text:p text:style-name="P6">true, false – <text:span text:style-name="T6">істина, хиба</text:span></text:p>
      <text:p text:style-name="P22"><text:span text:style-name="T6">Приклад:</text:span></text:p>
      <text:p text:style-name="P7">2 &lt; 3 == true</text:p>
      <text:p text:style-name="P7">(2 + 1) &lt;= 3 == true</text:p>
      <text:p text:style-name="P7">2 &gt; 3 == false</text:p>
      <text:p text:style-name="P7"/>
      <text:p text:style-name="P7">|| <text:span text:style-name="T11">–</text:span> <text:span text:style-name="T6">або</text:span></text:p>
      <text:p text:style-name="P7">&amp;&amp; <text:span text:style-name="T11">–</text:span> <text:span text:style-name="T6">і</text:span></text:p>
      <text:p text:style-name="P36">Приклад:</text:p>
      <text:p text:style-name="P7">(2 &lt; 3 &amp;&amp; false) == false</text:p>
      <text:p text:style-name="P7">(2 &gt; 3 || true) == true</text:p>
      <text:p text:style-name="P7">(2 &lt; 3 &amp;&amp; 2 &gt; 3) == false</text:p>
      <text:p text:style-name="P7">(2 &lt; 3 || 2 &gt; 3) == true</text:p>
      <text:p text:style-name="P40">Галуження</text:p>
      <text:p text:style-name="P8">if (<text:span text:style-name="T16">condition</text:span>) {</text:p>
      <text:p text:style-name="P8"><text:s text:c="2"/><text:span text:style-name="T16">code_if_true</text:span>;</text:p>
      <text:p text:style-name="P8">}</text:p>
      <text:p text:style-name="P8"/>
      <text:p text:style-name="P8">if (<text:span text:style-name="T16">condition</text:span>) {</text:p>
      <text:p text:style-name="P8"><text:s text:c="2"/><text:span text:style-name="T16">code_if_true</text:span>;</text:p>
      <text:p text:style-name="P8">} else {</text:p>
      <text:p text:style-name="P8"><text:s text:c="2"/><text:span text:style-name="T16">code_if_false</text:span>;</text:p>
      <text:p text:style-name="P8">}</text:p>
      <text:p text:style-name="P8"/>
      <text:p text:style-name="P8">if (<text:span text:style-name="T16">condition1</text:span>) {</text:p>
      <text:p text:style-name="P8"><text:s text:c="2"/><text:span text:style-name="T16">code_if_condition1_true</text:span>;</text:p>
      <text:p text:style-name="P8">} else if (<text:span text:style-name="T16">condition2</text:span>) {</text:p>
      <text:p text:style-name="P8"><text:s text:c="2"/><text:span text:style-name="T16">code_if_condition2_true</text:span>;</text:p>
      <text:p text:style-name="P8">} else {</text:p>
      <text:p text:style-name="P8"><text:s text:c="2"/><text:span text:style-name="T16">code_if_all_others_false</text:span>;</text:p>
      <text:p text:style-name="P8">}</text:p>
      <text:p text:style-name="P8"/>
      <text:p text:style-name="P32">Приклад:</text:p>
      <text:p text:style-name="P9">if (mouseX &lt; width/2) {</text:p>
      <text:p text:style-name="P9"><text:s text:c="2"/>background(#FF0000);</text:p>
      <text:p text:style-name="P9">} else {</text:p>
      <text:p text:style-name="P9"><text:s text:c="2"/>background(#00FF00);</text:p>
      <text:p text:style-name="P9">}</text:p>
      <text:p text:style-name="P9"/>
      <text:p text:style-name="P10">if (mouseX &lt; width/2) {</text:p>
      <text:p text:style-name="P10"><text:s text:c="2"/>if (mouseY &lt; height/2) {</text:p>
      <text:p text:style-name="P10"><text:s text:c="4"/>background(#D04030);</text:p>
      <text:p text:style-name="P10"><text:s text:c="2"/>} else {</text:p>
      <text:p text:style-name="P10"><text:s text:c="4"/>background(#508070);</text:p>
      <text:p text:style-name="P10"><text:s text:c="2"/>}</text:p>
      <text:p text:style-name="P10">} else {</text:p>
      <text:p text:style-name="P10"><text:s text:c="2"/>if (mouseY &lt; height/2) {</text:p>
      <text:p text:style-name="P10"><text:s text:c="4"/>background(#20C030);</text:p>
      <text:p text:style-name="P10"><text:s text:c="2"/>} else {</text:p>
      <text:p text:style-name="P10"><text:s text:c="4"/>background(#4090D0);</text:p>
      <text:p text:style-name="P10"><text:s text:c="2"/>}</text:p>
      <text:p text:style-name="P10">}</text:p>
      <text:p text:style-name="P25"/>
      <text:p text:style-name="P40">Цикл <text:span text:style-name="T1">while</text:span></text:p>
      <text:p text:style-name="P26"><text:span text:style-name="T1">while (</text:span><text:span text:style-name="T15">condition</text:span><text:span text:style-name="T1">) {</text:span></text:p>
      <text:p text:style-name="P26"><text:span text:style-name="T1"><text:s text:c="2"/></text:span><text:span text:style-name="T14">code_to_be_repeated</text:span><text:span text:style-name="T1">;</text:span></text:p>
      <text:p text:style-name="P26"><text:span text:style-name="T1">}</text:span></text:p>
      <text:p text:style-name="P26"><text:span text:style-name="T1"/></text:p>
      <text:p text:style-name="P33"><text:span text:style-name="T12">П</text:span>риклад:</text:p>
      <text:p text:style-name="P10">int N = 10;</text:p>
      <text:p text:style-name="P10">int i = 0;</text:p>
      <text:p text:style-name="P10">while (i &lt; N) {</text:p>
      <text:p text:style-name="P10"><text:s text:c="2"/>println(“i:”, i);</text:p>
      <text:p text:style-name="P10"><text:s text:c="2"/>i += 1;</text:p>
      <text:p text:style-name="P10">}</text:p>
      <text:p text:style-name="P10"/>
      <text:p text:style-name="Heading">Цикл <text:span text:style-name="T1">for</text:span></text:p>
      <text:p text:style-name="P10">for (<text:span text:style-name="T16">type name</text:span> = <text:span text:style-name="T16">value</text:span>; <text:span text:style-name="T16">condition</text:span>; <text:span text:style-name="T16">step</text:span>) {</text:p>
      <text:p text:style-name="P10"><text:s text:c="2"/><text:span text:style-name="T16">code_to_be_repeated</text:span>;</text:p>
      <text:p text:style-name="P10">}</text:p>
      <text:p text:style-name="P10"/>
      <text:p text:style-name="P33">Приклад:</text:p>
      <text:p text:style-name="P10">for (int i = 0; i &lt; N; i += 1) {</text:p>
      <text:p text:style-name="P10"><text:s text:c="2"/>println(“i:”,i);</text:p>
      <text:p text:style-name="P10">}</text:p>
      <text:p text:style-name="P10"/>
      <text:p text:style-name="Heading">Вкладені цикли</text:p>
      <text:p text:style-name="P10">for (int i = 0; i &lt; N; i += 1) {</text:p>
      <text:p text:style-name="P10"><text:s text:c="2"/>for (int j = 0; j &lt; M; j += 1) {</text:p>
      <text:p text:style-name="P10"><text:s text:c="4"/>code_to_be_repeated;</text:p>
      <text:p text:style-name="P10"><text:s text:c="2"/>}</text:p>
      <text:p text:style-name="P10">}</text:p>
      <text:p text:style-name="P10"/>
      <text:p text:style-name="P40">Мінімальна графічна програма</text:p>
      <text:p text:style-name="P11">void setup() {</text:p>
      <text:p text:style-name="P11"><text:s text:c="2"/>size(800, 600);</text:p>
      <text:p text:style-name="P11">}</text:p>
      <text:p text:style-name="P11"/>
      <text:p text:style-name="P11">void draw() {</text:p>
      <text:p text:style-name="P11"><text:s text:c="2"/>background(#404040);</text:p>
      <text:p text:style-name="P11">}</text:p>
      <text:p text:style-name="P11"/>
      <text:p text:style-name="Heading">Система координат</text:p>
      <text:p text:style-name="P29">(0, 0) — лівий верхній кут екрану</text:p>
      <text:p text:style-name="P20">X <text:span text:style-name="T6">вправо, </text:span>Y <text:span text:style-name="T6">вниз</text:span></text:p>
      <text:p text:style-name="P11"/>
      <text:p text:style-name="Heading">Задання властивостей малювання</text:p>
      <text:p text:style-name="P38">// (перед командою малювання)</text:p>
      <text:p text:style-name="P12">stroke(#color); <text:span text:style-name="T21">// </text:span><text:span text:style-name="T23">задати колір лінії</text:span></text:p>
      <text:p text:style-name="P12">strokeWeight(number); <text:span text:style-name="T21">// </text:span><text:span text:style-name="T23">товщина лінії в пікселях</text:span></text:p>
      <text:p text:style-name="P12">noStroke(); <text:span text:style-name="T21">// </text:span><text:span text:style-name="T23">не малювати лінію</text:span></text:p>
      <text:p text:style-name="P12"><text:span text:style-name="T6"/></text:p>
      <text:p text:style-name="P12">fill(#color); <text:span text:style-name="T21">// </text:span><text:span text:style-name="T23">задати колір заливки/тексту</text:span></text:p>
      <text:p text:style-name="P12">noFill(); <text:span text:style-name="T20">// </text:span><text:span text:style-name="T22">не малювати заливку</text:span></text:p>
      <text:p text:style-name="P11"/>
      <text:p text:style-name="Heading">Графічні примітиви</text:p>
      <text:p text:style-name="P28">point(x, y);</text:p>
      <text:p text:style-name="P13">line(x1, y1, x2, y2);</text:p>
      <text:p text:style-name="P13">rect(x, y, w, h);</text:p>
      <text:p text:style-name="P13">triangle(x1, y1, x2, y2, x3, y3);</text:p>
      <text:p text:style-name="P13">quad(x1, y1, x2, y2, x3, y3, x4, y4);</text:p>
      <text:p text:style-name="P14">ellipse(x, y, w, h); <text:span text:style-name="T21">// see also ellipseMode()</text:span></text:p>
      <text:p text:style-name="P15">arc(x, y, w, h, angleFrom, angleTo);</text:p>
      <text:p text:style-name="P19">bezier(x1, y1, x2, y2, x3, y3, x4, y4);</text:p>
      <text:p text:style-name="P19">curve(x1, y1, x2, y2, x3, y3, x4, y4);</text:p>
      <text:p text:style-name="P16"/>
      <text:p text:style-name="P34">Приклад:</text:p>
      <text:p text:style-name="P18">fill(#FF0000);</text:p>
      <text:p text:style-name="P18">stroke(#00FF00);</text:p>
      <text:p text:style-name="P18">ellipse(100, 100, 100, 100);</text:p>
      <text:p text:style-name="P18"/>
      <text:p text:style-name="P18">noFill();</text:p>
      <text:p text:style-name="P18">stroke(#0000FF);</text:p>
      <text:p text:style-name="P18">strokeWeight(3);</text:p>
      <text:p text:style-name="P37"><text:span text:style-name="T4">line(0, 0, 200, 200);</text:span></text:p>
      <text:p text:style-name="P40">Фігури</text:p>
      <text:p text:style-name="P17">beginShape();</text:p>
      <text:p text:style-name="P17"><text:s text:c="2"/>vertex(x, y);</text:p>
      <text:p text:style-name="P17"><text:s text:c="2"/>bezierVertex(x2, y2, x3, y3, x4, y4);</text:p>
      <text:p text:style-name="P17"><text:s text:c="2"/>curveVertex(x, y); <text:span text:style-name="T21">// at least 4</text:span></text:p>
      <text:p text:style-name="P17">endShape();</text:p>
      <text:p text:style-name="P13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0:47:29.450000000</meta:creation-date>
    <dc:date>2018-01-27T11:20:54.446000000</dc:date>
    <meta:editing-duration>PT33M10S</meta:editing-duration>
    <meta:editing-cycles>33</meta:editing-cycles>
    <meta:generator>LibreOffice/5.3.7.2$Windows_X86_64 LibreOffice_project/6b8ed514a9f8b44d37a1b96673cbbdd077e24059</meta:generator>
    <meta:document-statistic meta:table-count="0" meta:image-count="0" meta:object-count="0" meta:page-count="5" meta:paragraph-count="141" meta:word-count="516" meta:character-count="2742" meta:non-whitespace-character-count="2289"/>
  </office:meta>
</office:document-meta>
</file>